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983cm" fo:margin-left="0cm" table:align="left"/>
    </style:style>
    <style:style style:name="Table1.A" style:family="table-column">
      <style:table-column-properties style:column-width="0.743cm"/>
    </style:style>
    <style:style style:name="Table1.B" style:family="table-column">
      <style:table-column-properties style:column-width="16.24cm"/>
    </style:style>
    <style:style style:name="Table1.1" style:family="table-row">
      <style:table-row-properties style:min-row-height="1.706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eb31" officeooo:paragraph-rsid="0013eb31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2.501cm" fo:margin-right="0cm" fo:text-align="justify" style:justify-single-word="false" fo:text-indent="0cm" style:auto-text-indent="false">
        <style:tab-stops/>
      </style:paragraph-properties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color="#000000" loext:opacity="100%" style:font-name="Times New Roman" fo:font-weight="bold" style:font-name-asian="MS Mincho" style:font-weight-asian="bold" style:font-name-complex="Arial" style:language-complex="ar" style:country-complex="SA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3bf02" style:font-weight-asian="normal" style:font-weight-complex="normal"/>
    </style:style>
    <style:style style:name="T4" style:family="text">
      <style:text-properties fo:font-weight="normal" officeooo:rsid="0013eb31" style:font-weight-asian="normal" style:font-weight-complex="normal"/>
    </style:style>
    <style:style style:name="T5" style:family="text">
      <style:text-properties fo:font-weight="normal" officeooo:rsid="0016a0c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">PATTERSON, David A.; HENNESSY, John L. Organização e Projeto de Computadores: A Interface Hardware/Software. 5 ed. Rio de Janeiro: Elsevier, 2017.</text:span></text:span></text:p>
      <text:p text:style-name="P1"/>
      <text:p text:style-name="P1">Exercício 5.1</text:p>
      <text:p text:style-name="P2">Neste exercício, veremos as propriedades de localidade de memória do cálculo de matriz. O código a seguir é escrito em C, em que os elementos dentro da mesma linha são armazenados de forma contígua. Suponha que cada palavra seja um inteiro de 32 bits.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.</text:p>
          </table:table-cell>
          <table:table-cell table:style-name="Table1.A1" office:value-type="string">
            <text:p text:style-name="P3">for (I=0; I&lt;8; I++) </text:p>
            <text:p text:style-name="P5">for (J=0; J&lt;8000; J++) </text:p>
            <text:p text:style-name="P6">A[I][J]=B[I][0]+A[J][I];</text:p>
          </table:table-cell>
        </table:table-row>
      </table:table>
      <text:p text:style-name="P3"/>
      <text:p text:style-name="P3"><text:span text:style-name="Fonte_20_parág._20_padrão"><text:span text:style-name="T2">5.1.1</text:span></text:span><text:span text:style-name="T2"> [5] &lt;§5.1&gt; Quantos inteiros de 32 bits podem ser armazenados em uma linha de cache de 16 bytes?</text:span></text:p>
      <text:p text:style-name="P2"/>
      <text:p text:style-name="P3"><text:span text:style-name="T2"><text:tab/><text:tab/></text:span><text:span text:style-name="T3">Como cada byte refere-se a 8 bits, teremos um total de 128 bits disponíve</text:span><text:span text:style-name="T5">is </text:span><text:span text:style-name="T3">em nossa <text:tab/>cache. <text:tab/>Cada inteiro possui 32 bits, dessa forma teremos como armazenar 4 inteiros.</text:span></text:p>
      <text:p text:style-name="P2"/>
      <text:p text:style-name="P3"><text:span text:style-name="Fonte_20_parág._20_padrão"><text:span text:style-name="T2">5.1.2</text:span></text:span><text:span text:style-name="T2"> [5] &lt;§5.1&gt; Referências a quais variáveis exibem localidade temporal?</text:span></text:p>
      <text:p text:style-name="P2"/>
      <text:p text:style-name="P4"><text:tab/>Variáveis I e J.</text:p>
      <text:p text:style-name="P2"/>
      <text:p text:style-name="P3"><text:span text:style-name="Fonte_20_parág._20_padrão"><text:span text:style-name="T2">5.1.3</text:span></text:span><text:span text:style-name="T2"> [5] &lt;§5.1&gt; Referências a quais variáveis exibem localidade espacial?</text:span></text:p>
      <text:p text:style-name="P2"/>
      <text:p text:style-name="P3"><text:span text:style-name="T2"><text:tab/></text:span><text:span text:style-name="T4">Matrizes A e B.</text:span></text:p>
      <text:p text:style-name="Standard"/>
      <text:p text:style-name="P3"/>
      <text:p text:style-name="Standard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Liberation Serif" style:font-family-asian="'Liberation Serif'" style:font-family-generic-asian="roman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Liberation Serif" style:font-family-asian="'Liberation Serif'" style:font-family-generic-asian="roma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 LibreOffice_project/f6099ecf3d29644b5008cc8f48f42f4a40986e4c</meta:generator>
    <meta:initial-creator>Paulo Cesar Gonçalves</meta:initial-creator>
    <meta:creation-date>2014-11-06T16:16:00Z</meta:creation-date>
    <dc:date>2021-04-20T15:25:49.256000000</dc:date>
    <meta:editing-cycles>98</meta:editing-cycles>
    <meta:editing-duration>PT5H16M29S</meta:editing-duration>
    <meta:document-statistic meta:table-count="1" meta:image-count="0" meta:object-count="0" meta:page-count="1" meta:paragraph-count="13" meta:word-count="153" meta:character-count="932" meta:non-whitespace-character-count="784"/>
    <meta:template xlink:type="simple" xlink:actuate="onRequest" xlink:title="" xlink:href="../../../../../../../Área%20de%20Trabalho/Atividade_06.odt/Normal"/>
  </office:meta>
</office:document-meta>
</file>